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5" style:family="table-cell" style:parent-style-name="Default" style:data-style-name="N99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99">
      <style:map style:condition="cell-content()=&quot;&quot;" style:apply-style-name="Default" style:base-cell-address="Formula.D2"/>
      <style:map style:condition="cell-content()=0" style:apply-style-name="Attention" style:base-cell-address="Formula.D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Score</text:p>
          </table:table-cell>
          <table:table-cell/>
          <table:table-cell table:style-name="ce2" office:value-type="string">
            <text:p>Query 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float" office:value="38">
            <text:p>38</text:p>
          </table:table-cell>
          <table:table-cell office:value-type="string">
            <text:p>fail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/>
          <table:table-cell table:style-name="ce2" office:value-type="string">
            <text:p>Query 2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/>
          <table:table-cell table:number-columns-repeated="2"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&gt;=10</text:p>
          </table:table-cell>
          <table:table-cell office:value-type="string">
            <text:p>&lt;=30</text:p>
          </table:table-cell>
          <table:table-cell office:value-type="string">
            <text:p>&gt;=50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office:value-type="float" office:value="3">
            <text:p>3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3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&gt;T</text:p>
          </table:table-cell>
          <table:table-cell office:value-type="string">
            <text:p>&gt;=10</text:p>
          </table:table-cell>
          <table:table-cell office:value-type="string">
            <text:p>&lt;=5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&lt;D</text:p>
          </table:table-cell>
          <table:table-cell office:value-type="string">
            <text:p>&lt;=40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office:value-type="float" office:value="15">
            <text:p>15</text:p>
          </table:table-cell>
          <table:table-cell office:value-type="string">
            <text:p>fail</text:p>
          </table:table-cell>
          <table:table-cell/>
          <table:table-cell table:style-name="ce2" office:value-type="string">
            <text:p>Query 4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Q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/>
          <table:table-cell table:style-name="ce2" office:value-type="string">
            <text:p>Query 5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Age</text:p>
          </table:table-cell>
          <table:table-cell office:value-type="string">
            <text:p>Sco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=15</text:p>
          </table:table-cell>
          <table:table-cell office:value-type="string">
            <text:p>=17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/>
          <table:table-cell table:style-name="ce2" office:value-type="string">
            <text:p>Query 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core</text:p>
          </table:table-cell>
          <table:table-cell office:value-type="string">
            <text:p>Age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fail</text:p>
          </table:table-cell>
          <table:table-cell office:value-type="string">
            <text:p>&gt;=30</text:p>
          </table:table-cell>
          <table:table-cell/>
        </table:table-row>
      </table:table>
      <table:table table:name="Formula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2">
          <table:table-cell office:value-type="string">
            <text:p>Query</text:p>
          </table:table-cell>
          <table:table-cell office:value-type="string">
            <text:p>Internal</text:p>
          </table:table-cell>
          <table:table-cell office:value-type="string">
            <text:p>External</text:p>
          </table:table-cell>
          <table:table-cell office:value-type="string">
            <text:p>Check</text:p>
          </table:table-cell>
          <table:table-cell office:value-type="string">
            <text:p>Expected</text:p>
          </table:table-cell>
          <table:table-cell table:style-name="ce6" office:value-type="string">
            <text:p>Error Count</text:p>
          </table:table-cell>
          <table:table-cell table:style-name="ce6" table:formula="of:=COUNTIF([.$D1:.$D$65535];0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DSUM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UM([$Data.$A$1:$Data.$C$26];3;[$Data.$E$2:$Data.$E$5])" office:value-type="float" office:value="114">
            <text:p>114</text:p>
          </table:table-cell>
          <table:table-cell table:formula="of:=DSUM(['file:///home/kyoshida/ooo/ooo-test-files/calc/external-ref/function-db-extdata.ods'#$Data.$A$1:.$C$26];3;[$Data.$E$2:$Data.$E$5])" office:value-type="float" office:value="114">
            <text:p>114</text:p>
          </table:table-cell>
          <table:table-cell table:formula="of:=IF(ISERROR([.B3]);IF(ISERROR([.C3]);ORG.OPENOFFICE.ERRORTYPE([.B3])=ORG.OPENOFFICE.ERRORTYPE([.C3]);0);IF(ISERROR([.C3]);0;[.B3]=[.C3]))" office:value-type="boolean" office:boolean-value="true">
            <text:p>TRUE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SUM([$Data.$A$1:$Data.$C$26];3;[$Data.$E$8:.$G$9])" office:value-type="float" office:value="229">
            <text:p>229</text:p>
          </table:table-cell>
          <table:table-cell table:formula="of:=DSUM(['file:///home/kyoshida/ooo/ooo-test-files/calc/external-ref/function-db-extdata.ods'#$Data.$A$1:.$C$26];3;[$Data.$E$8:.$G$9])" office:value-type="float" office:value="229">
            <text:p>229</text:p>
          </table:table-cell>
          <table:table-cell table:style-name="ce5" table:formula="of:=IF(ISERROR([.B4]);IF(ISERROR([.C4]);ORG.OPENOFFICE.ERRORTYPE([.B4])=ORG.OPENOFFICE.ERRORTYPE([.C4]);0);IF(ISERROR([.C4]);0;[.B4]=[.C4]))" office:value-type="boolean" office:boolean-value="true">
            <text:p>TRUE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SUM([$Data.$A$1:$Data.$C$26];3;[$Data.$E$12:.$G$15])" office:value-type="float" office:value="69">
            <text:p>69</text:p>
          </table:table-cell>
          <table:table-cell table:formula="of:=DSUM(['file:///home/kyoshida/ooo/ooo-test-files/calc/external-ref/function-db-extdata.ods'#$Data.$A$1:.$C$26];3;[$Data.$E$12:.$G$15])" office:value-type="float" office:value="69">
            <text:p>69</text:p>
          </table:table-cell>
          <table:table-cell table:style-name="ce5" table:formula="of:=IF(ISERROR([.B5]);IF(ISERROR([.C5]);ORG.OPENOFFICE.ERRORTYPE([.B5])=ORG.OPENOFFICE.ERRORTYPE([.C5]);0);IF(ISERROR([.C5]);0;[.B5]=[.C5]))" office:value-type="boolean" office:boolean-value="true">
            <text:p>TRUE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SUM([$Data.$A$1:$Data.$C$26];3;[$Data.$E$18:.$E$20])" office:value-type="float" office:value="0">
            <text:p>0</text:p>
          </table:table-cell>
          <table:table-cell table:formula="of:=DSUM(['file:///home/kyoshida/ooo/ooo-test-files/calc/external-ref/function-db-extdata.ods'#$Data.$A$1:.$C$26];3;[$Data.$E$18:.$E$20])" office:value-type="float" office:value="0">
            <text:p>0</text:p>
          </table:table-cell>
          <table:table-cell table:style-name="ce5" table:formula="of:=IF(ISERROR([.B6]);IF(ISERROR([.C6]);ORG.OPENOFFICE.ERRORTYPE([.B6])=ORG.OPENOFFICE.ERRORTYPE([.C6]);0);IF(ISERROR([.C6]);0;[.B6]=[.C6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SUM([$Data.$A$1:$Data.$C$26];&quot;Name&quot;;[$Data.$E$23:.$F$25])" office:value-type="float" office:value="0">
            <text:p>0</text:p>
          </table:table-cell>
          <table:table-cell table:formula="of:=DSUM(['file:///home/kyoshida/ooo/ooo-test-files/calc/external-ref/function-db-extdata.ods'#$Data.$A$1:.$C$26];&quot;Name&quot;;[$Data.$E$23:.$F$25])" office:value-type="float" office:value="0">
            <text:p>0</text:p>
          </table:table-cell>
          <table:table-cell table:style-name="ce5" table:formula="of:=IF(ISERROR([.B7]);IF(ISERROR([.C7]);ORG.OPENOFFICE.ERRORTYPE([.B7])=ORG.OPENOFFICE.ERRORTYPE([.C7]);0);IF(ISERROR([.C7]);0;[.B7]=[.C7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SUM([$Data.$A$1:$Data.$C$26];&quot;Name&quot;;[$Data.$E$27:.$F$28])" office:value-type="float" office:value="0">
            <text:p>0</text:p>
          </table:table-cell>
          <table:table-cell table:formula="of:=DSUM(['file:///home/kyoshida/ooo/ooo-test-files/calc/external-ref/function-db-extdata.ods'#$Data.$A$1:.$C$26];&quot;Name&quot;;[$Data.$E$27:.$F$28])" office:value-type="float" office:value="0">
            <text:p>0</text:p>
          </table:table-cell>
          <table:table-cell table:style-name="ce5" table:formula="of:=IF(ISERROR([.B8]);IF(ISERROR([.C8]);ORG.OPENOFFICE.ERRORTYPE([.B8])=ORG.OPENOFFICE.ERRORTYPE([.C8]);0);IF(ISERROR([.C8]);0;[.B8]=[.C8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UM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UM([$Data.$A$1:$Data.$C$26];3;['file:///home/kyoshida/ooo/ooo-test-files/calc/external-ref/function-db-extdata.ods'#$Data.$E$2:.$E$5])" office:value-type="float" office:value="114">
            <text:p>114</text:p>
          </table:table-cell>
          <table:table-cell table:formula="of:=DSUM(['file:///home/kyoshida/ooo/ooo-test-files/calc/external-ref/function-db-extdata.ods'#$Data.$A$1:.$C$26];3;['file:///home/kyoshida/ooo/ooo-test-files/calc/external-ref/function-db-extdata.ods'#$Data.$E$2:.$E$5])" office:value-type="float" office:value="114">
            <text:p>114</text:p>
          </table:table-cell>
          <table:table-cell table:style-name="ce5" table:formula="of:=IF(ISERROR([.B11]);IF(ISERROR([.C11]);ORG.OPENOFFICE.ERRORTYPE([.B11])=ORG.OPENOFFICE.ERRORTYPE([.C11]);0);IF(ISERROR([.C11]);0;[.B11]=[.C11]))" office:value-type="boolean" office:boolean-value="true">
            <text:p>TRUE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SUM([$Data.$A$1:$Data.$C$26];3;['file:///home/kyoshida/ooo/ooo-test-files/calc/external-ref/function-db-extdata.ods'#$Data.$E$8:.$G$9])" office:value-type="float" office:value="229">
            <text:p>229</text:p>
          </table:table-cell>
          <table:table-cell table:formula="of:=DSUM(['file:///home/kyoshida/ooo/ooo-test-files/calc/external-ref/function-db-extdata.ods'#$Data.$A$1:.$C$26];3;['file:///home/kyoshida/ooo/ooo-test-files/calc/external-ref/function-db-extdata.ods'#$Data.$E$8:.$G$9])" office:value-type="float" office:value="229">
            <text:p>229</text:p>
          </table:table-cell>
          <table:table-cell table:style-name="ce5" table:formula="of:=IF(ISERROR([.B12]);IF(ISERROR([.C12]);ORG.OPENOFFICE.ERRORTYPE([.B12])=ORG.OPENOFFICE.ERRORTYPE([.C12]);0);IF(ISERROR([.C12]);0;[.B12]=[.C12]))" office:value-type="boolean" office:boolean-value="true">
            <text:p>TRUE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SUM([$Data.$A$1:$Data.$C$26];3;['file:///home/kyoshida/ooo/ooo-test-files/calc/external-ref/function-db-extdata.ods'#$Data.$E$12:.$G$15])" office:value-type="float" office:value="69">
            <text:p>69</text:p>
          </table:table-cell>
          <table:table-cell table:formula="of:=DSUM(['file:///home/kyoshida/ooo/ooo-test-files/calc/external-ref/function-db-extdata.ods'#$Data.$A$1:.$C$26];3;['file:///home/kyoshida/ooo/ooo-test-files/calc/external-ref/function-db-extdata.ods'#$Data.$E$12:.$G$15])" office:value-type="float" office:value="69">
            <text:p>69</text:p>
          </table:table-cell>
          <table:table-cell table:style-name="ce5" table:formula="of:=IF(ISERROR([.B13]);IF(ISERROR([.C13]);ORG.OPENOFFICE.ERRORTYPE([.B13])=ORG.OPENOFFICE.ERRORTYPE([.C13]);0);IF(ISERROR([.C13]);0;[.B13]=[.C13]))" office:value-type="boolean" office:boolean-value="true">
            <text:p>TRUE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([$Data.$A$1:$Data.$C$26];3;[$Data.$E$2:$Data.$E$5])" office:value-type="float" office:value="2">
            <text:p>2</text:p>
          </table:table-cell>
          <table:table-cell table:formula="of:=DCOUNT(['file:///home/kyoshida/ooo/ooo-test-files/calc/external-ref/function-db-extdata.ods'#$Data.$A$1:.$C$26];3;[$Data.$E$2:$Data.$E$5])" office:value-type="float" office:value="2">
            <text:p>2</text:p>
          </table:table-cell>
          <table:table-cell table:style-name="ce5" table:formula="of:=IF(ISERROR([.B16]);IF(ISERROR([.C16]);ORG.OPENOFFICE.ERRORTYPE([.B16])=ORG.OPENOFFICE.ERRORTYPE([.C16]);0);IF(ISERROR([.C16]);0;[.B16]=[.C16])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COUNT([$Data.$A$1:$Data.$C$26];3;[$Data.$E$8:.$G$9])" office:value-type="float" office:value="3">
            <text:p>3</text:p>
          </table:table-cell>
          <table:table-cell table:formula="of:=DCOUNT(['file:///home/kyoshida/ooo/ooo-test-files/calc/external-ref/function-db-extdata.ods'#$Data.$A$1:.$C$26];3;[$Data.$E$8:.$G$9])" office:value-type="float" office:value="3">
            <text:p>3</text:p>
          </table:table-cell>
          <table:table-cell table:style-name="ce5" table:formula="of:=IF(ISERROR([.B17]);IF(ISERROR([.C17]);ORG.OPENOFFICE.ERRORTYPE([.B17])=ORG.OPENOFFICE.ERRORTYPE([.C17]);0);IF(ISERROR([.C17]);0;[.B17]=[.C17])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COUNT([$Data.$A$1:$Data.$C$26];3;[$Data.$E$12:.$G$15])" office:value-type="float" office:value="3">
            <text:p>3</text:p>
          </table:table-cell>
          <table:table-cell table:formula="of:=DCOUNT(['file:///home/kyoshida/ooo/ooo-test-files/calc/external-ref/function-db-extdata.ods'#$Data.$A$1:.$C$26];3;[$Data.$E$12:.$G$15])" office:value-type="float" office:value="3">
            <text:p>3</text:p>
          </table:table-cell>
          <table:table-cell table:style-name="ce5" table:formula="of:=IF(ISERROR([.B18]);IF(ISERROR([.C18]);ORG.OPENOFFICE.ERRORTYPE([.B18])=ORG.OPENOFFICE.ERRORTYPE([.C18]);0);IF(ISERROR([.C18]);0;[.B18]=[.C18])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COUNT([$Data.$A$1:$Data.$C$26];3;[$Data.$E$18:.$E$20])" office:value-type="float" office:value="0">
            <text:p>0</text:p>
          </table:table-cell>
          <table:table-cell table:formula="of:=DCOUNT(['file:///home/kyoshida/ooo/ooo-test-files/calc/external-ref/function-db-extdata.ods'#$Data.$A$1:.$C$26];3;[$Data.$E$18:.$E$20])" office:value-type="float" office:value="0">
            <text:p>0</text:p>
          </table:table-cell>
          <table:table-cell table:style-name="ce5" table:formula="of:=IF(ISERROR([.B19]);IF(ISERROR([.C19]);ORG.OPENOFFICE.ERRORTYPE([.B19])=ORG.OPENOFFICE.ERRORTYPE([.C19]);0);IF(ISERROR([.C19]);0;[.B19]=[.C19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COUNT([$Data.$A$1:$Data.$C$26];&quot;Name&quot;;[$Data.$E$23:.$F$25])" office:value-type="float" office:value="0">
            <text:p>0</text:p>
          </table:table-cell>
          <table:table-cell table:formula="of:=DCOUNT(['file:///home/kyoshida/ooo/ooo-test-files/calc/external-ref/function-db-extdata.ods'#$Data.$A$1:.$C$26];&quot;Name&quot;;[$Data.$E$23:.$F$25])" office:value-type="float" office:value="0">
            <text:p>0</text:p>
          </table:table-cell>
          <table:table-cell table:style-name="ce5" table:formula="of:=IF(ISERROR([.B20]);IF(ISERROR([.C20]);ORG.OPENOFFICE.ERRORTYPE([.B20])=ORG.OPENOFFICE.ERRORTYPE([.C20]);0);IF(ISERROR([.C20]);0;[.B20]=[.C20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COUNT([$Data.$A$1:$Data.$C$26];&quot;Name&quot;;[$Data.$E$27:.$F$28])" office:value-type="float" office:value="0">
            <text:p>0</text:p>
          </table:table-cell>
          <table:table-cell table:formula="of:=DCOUNT(['file:///home/kyoshida/ooo/ooo-test-files/calc/external-ref/function-db-extdata.ods'#$Data.$A$1:.$C$26];&quot;Name&quot;;[$Data.$E$27:.$F$28])" office:value-type="float" office:value="0">
            <text:p>0</text:p>
          </table:table-cell>
          <table:table-cell table:style-name="ce5" table:formula="of:=IF(ISERROR([.B21]);IF(ISERROR([.C21]);ORG.OPENOFFICE.ERRORTYPE([.B21])=ORG.OPENOFFICE.ERRORTYPE([.C21]);0);IF(ISERROR([.C21]);0;[.B21]=[.C21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([$Data.$A$1:$Data.$C$26];3;['file:///home/kyoshida/ooo/ooo-test-files/calc/external-ref/function-db-extdata.ods'#$Data.$E$2:.$E$5])" office:value-type="float" office:value="2">
            <text:p>2</text:p>
          </table:table-cell>
          <table:table-cell table:formula="of:=DCOUNT(['file:///home/kyoshida/ooo/ooo-test-files/calc/external-ref/function-db-extdata.ods'#$Data.$A$1:.$C$26];3;['file:///home/kyoshida/ooo/ooo-test-files/calc/external-ref/function-db-extdata.ods'#$Data.$E$2:.$E$5])" office:value-type="float" office:value="2">
            <text:p>2</text:p>
          </table:table-cell>
          <table:table-cell table:style-name="ce5" table:formula="of:=IF(ISERROR([.B24]);IF(ISERROR([.C24]);ORG.OPENOFFICE.ERRORTYPE([.B24])=ORG.OPENOFFICE.ERRORTYPE([.C24]);0);IF(ISERROR([.C24]);0;[.B24]=[.C24])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COUNT([$Data.$A$1:$Data.$C$26];3;['file:///home/kyoshida/ooo/ooo-test-files/calc/external-ref/function-db-extdata.ods'#$Data.$E$8:.$G$9])" office:value-type="float" office:value="3">
            <text:p>3</text:p>
          </table:table-cell>
          <table:table-cell table:formula="of:=DCOUNT(['file:///home/kyoshida/ooo/ooo-test-files/calc/external-ref/function-db-extdata.ods'#$Data.$A$1:.$C$26];3;['file:///home/kyoshida/ooo/ooo-test-files/calc/external-ref/function-db-extdata.ods'#$Data.$E$8:.$G$9])" office:value-type="float" office:value="3">
            <text:p>3</text:p>
          </table:table-cell>
          <table:table-cell table:style-name="ce5" table:formula="of:=IF(ISERROR([.B25]);IF(ISERROR([.C25]);ORG.OPENOFFICE.ERRORTYPE([.B25])=ORG.OPENOFFICE.ERRORTYPE([.C25]);0);IF(ISERROR([.C25]);0;[.B25]=[.C25])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COUNT([$Data.$A$1:$Data.$C$26];3;['file:///home/kyoshida/ooo/ooo-test-files/calc/external-ref/function-db-extdata.ods'#$Data.$E$12:.$G$15])" office:value-type="float" office:value="3">
            <text:p>3</text:p>
          </table:table-cell>
          <table:table-cell table:formula="of:=DCOUNT(['file:///home/kyoshida/ooo/ooo-test-files/calc/external-ref/function-db-extdata.ods'#$Data.$A$1:.$C$26];3;['file:///home/kyoshida/ooo/ooo-test-files/calc/external-ref/function-db-extdata.ods'#$Data.$E$12:.$G$15])" office:value-type="float" office:value="3">
            <text:p>3</text:p>
          </table:table-cell>
          <table:table-cell table:style-name="ce5" table:formula="of:=IF(ISERROR([.B26]);IF(ISERROR([.C26]);ORG.OPENOFFICE.ERRORTYPE([.B26])=ORG.OPENOFFICE.ERRORTYPE([.C26]);0);IF(ISERROR([.C26]);0;[.B26]=[.C26])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COUNT([$Data.$A$1:$Data.$C$26];3;['file:///home/kyoshida/ooo/ooo-test-files/calc/external-ref/function-db-extdata.ods'#$Data.$E$18:.$E$20])" office:value-type="float" office:value="0">
            <text:p>0</text:p>
          </table:table-cell>
          <table:table-cell table:formula="of:=DCOUNT(['file:///home/kyoshida/ooo/ooo-test-files/calc/external-ref/function-db-extdata.ods'#$Data.$A$1:.$C$26];3;['file:///home/kyoshida/ooo/ooo-test-files/calc/external-ref/function-db-extdata.ods'#$Data.$E$18:.$E$20])" office:value-type="float" office:value="0">
            <text:p>0</text:p>
          </table:table-cell>
          <table:table-cell table:style-name="ce5" table:formula="of:=IF(ISERROR([.B27]);IF(ISERROR([.C27]);ORG.OPENOFFICE.ERRORTYPE([.B27])=ORG.OPENOFFICE.ERRORTYPE([.C27]);0);IF(ISERROR([.C27]);0;[.B27]=[.C27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In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A([$Data.$A$1:$Data.$C$26];3;[$Data.$E$2:$Data.$E$5])" office:value-type="float" office:value="2">
            <text:p>2</text:p>
          </table:table-cell>
          <table:table-cell table:formula="of:=DCOUNTA(['file:///home/kyoshida/ooo/ooo-test-files/calc/external-ref/function-db-extdata.ods'#$Data.$A$1:.$C$26];3;[$Data.$E$2:$Data.$E$5])" office:value-type="float" office:value="2">
            <text:p>2</text:p>
          </table:table-cell>
          <table:table-cell table:style-name="ce5" table:formula="of:=IF(ISERROR([.B30]);IF(ISERROR([.C30]);ORG.OPENOFFICE.ERRORTYPE([.B30])=ORG.OPENOFFICE.ERRORTYPE([.C30]);0);IF(ISERROR([.C30]);0;[.B30]=[.C30])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COUNTA([$Data.$A$1:$Data.$C$26];3;[$Data.$E$8:.$G$9])" office:value-type="float" office:value="3">
            <text:p>3</text:p>
          </table:table-cell>
          <table:table-cell table:formula="of:=DCOUNTA(['file:///home/kyoshida/ooo/ooo-test-files/calc/external-ref/function-db-extdata.ods'#$Data.$A$1:.$C$26];3;[$Data.$E$8:.$G$9])" office:value-type="float" office:value="3">
            <text:p>3</text:p>
          </table:table-cell>
          <table:table-cell table:style-name="ce5" table:formula="of:=IF(ISERROR([.B31]);IF(ISERROR([.C31]);ORG.OPENOFFICE.ERRORTYPE([.B31])=ORG.OPENOFFICE.ERRORTYPE([.C31]);0);IF(ISERROR([.C31]);0;[.B31]=[.C31])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COUNTA([$Data.$A$1:$Data.$C$26];3;[$Data.$E$12:.$G$15])" office:value-type="float" office:value="3">
            <text:p>3</text:p>
          </table:table-cell>
          <table:table-cell table:formula="of:=DCOUNTA(['file:///home/kyoshida/ooo/ooo-test-files/calc/external-ref/function-db-extdata.ods'#$Data.$A$1:.$C$26];3;[$Data.$E$12:.$G$15])" office:value-type="float" office:value="3">
            <text:p>3</text:p>
          </table:table-cell>
          <table:table-cell table:style-name="ce5" table:formula="of:=IF(ISERROR([.B32]);IF(ISERROR([.C32]);ORG.OPENOFFICE.ERRORTYPE([.B32])=ORG.OPENOFFICE.ERRORTYPE([.C32]);0);IF(ISERROR([.C32]);0;[.B32]=[.C32])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COUNTA([$Data.$A$1:$Data.$C$26];3;[$Data.$E$18:.$E$20])" office:value-type="float" office:value="2">
            <text:p>2</text:p>
          </table:table-cell>
          <table:table-cell table:formula="of:=DCOUNTA(['file:///home/kyoshida/ooo/ooo-test-files/calc/external-ref/function-db-extdata.ods'#$Data.$A$1:.$C$26];3;[$Data.$E$18:.$E$20])" office:value-type="float" office:value="2">
            <text:p>2</text:p>
          </table:table-cell>
          <table:table-cell table:style-name="ce5" table:formula="of:=IF(ISERROR([.B33]);IF(ISERROR([.C33]);ORG.OPENOFFICE.ERRORTYPE([.B33])=ORG.OPENOFFICE.ERRORTYPE([.C33]);0);IF(ISERROR([.C33]);0;[.B33]=[.C33])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COUNTA([$Data.$A$1:$Data.$C$26];&quot;Name&quot;;[$Data.$E$23:.$F$25])" office:value-type="float" office:value="1">
            <text:p>1</text:p>
          </table:table-cell>
          <table:table-cell table:formula="of:=DCOUNTA(['file:///home/kyoshida/ooo/ooo-test-files/calc/external-ref/function-db-extdata.ods'#$Data.$A$1:.$C$26];&quot;Name&quot;;[$Data.$E$23:.$F$25])" office:value-type="float" office:value="1">
            <text:p>1</text:p>
          </table:table-cell>
          <table:table-cell table:style-name="ce5" table:formula="of:=IF(ISERROR([.B34]);IF(ISERROR([.C34]);ORG.OPENOFFICE.ERRORTYPE([.B34])=ORG.OPENOFFICE.ERRORTYPE([.C34]);0);IF(ISERROR([.C34]);0;[.B34]=[.C34]))"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COUNTA([$Data.$A$1:$Data.$C$26];&quot;Name&quot;;[$Data.$E$27:.$F$28])" office:value-type="float" office:value="1">
            <text:p>1</text:p>
          </table:table-cell>
          <table:table-cell table:formula="of:=DCOUNTA(['file:///home/kyoshida/ooo/ooo-test-files/calc/external-ref/function-db-extdata.ods'#$Data.$A$1:.$C$26];&quot;Name&quot;;[$Data.$E$27:.$F$28])" office:value-type="float" office:value="1">
            <text:p>1</text:p>
          </table:table-cell>
          <table:table-cell table:style-name="ce5" table:formula="of:=IF(ISERROR([.B35]);IF(ISERROR([.C35]);ORG.OPENOFFICE.ERRORTYPE([.B35])=ORG.OPENOFFICE.ERRORTYPE([.C35]);0);IF(ISERROR([.C35]);0;[.B35]=[.C35]))"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COUNTA (External Query Range)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COUNTA([$Data.$A$1:$Data.$C$26];3;['file:///home/kyoshida/ooo/ooo-test-files/calc/external-ref/function-db-extdata.ods'#$Data.$E$2:.$E$5])" office:value-type="float" office:value="2">
            <text:p>2</text:p>
          </table:table-cell>
          <table:table-cell table:formula="of:=DCOUNTA(['file:///home/kyoshida/ooo/ooo-test-files/calc/external-ref/function-db-extdata.ods'#$Data.$A$1:.$C$26];3;['file:///home/kyoshida/ooo/ooo-test-files/calc/external-ref/function-db-extdata.ods'#$Data.$E$2:.$E$5])" office:value-type="float" office:value="2">
            <text:p>2</text:p>
          </table:table-cell>
          <table:table-cell table:style-name="ce5" table:formula="of:=IF(ISERROR([.B38]);IF(ISERROR([.C38]);ORG.OPENOFFICE.ERRORTYPE([.B38])=ORG.OPENOFFICE.ERRORTYPE([.C38]);0);IF(ISERROR([.C38]);0;[.B38]=[.C38])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COUNTA([$Data.$A$1:$Data.$C$26];3;['file:///home/kyoshida/ooo/ooo-test-files/calc/external-ref/function-db-extdata.ods'#$Data.$E$8:.$G$9])" office:value-type="float" office:value="3">
            <text:p>3</text:p>
          </table:table-cell>
          <table:table-cell table:formula="of:=DCOUNTA(['file:///home/kyoshida/ooo/ooo-test-files/calc/external-ref/function-db-extdata.ods'#$Data.$A$1:.$C$26];3;['file:///home/kyoshida/ooo/ooo-test-files/calc/external-ref/function-db-extdata.ods'#$Data.$E$8:.$G$9])" office:value-type="float" office:value="3">
            <text:p>3</text:p>
          </table:table-cell>
          <table:table-cell table:style-name="ce5" table:formula="of:=IF(ISERROR([.B39]);IF(ISERROR([.C39]);ORG.OPENOFFICE.ERRORTYPE([.B39])=ORG.OPENOFFICE.ERRORTYPE([.C39]);0);IF(ISERROR([.C39]);0;[.B39]=[.C39])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COUNTA([$Data.$A$1:$Data.$C$26];3;['file:///home/kyoshida/ooo/ooo-test-files/calc/external-ref/function-db-extdata.ods'#$Data.$E$12:.$G$15])" office:value-type="float" office:value="3">
            <text:p>3</text:p>
          </table:table-cell>
          <table:table-cell table:formula="of:=DCOUNTA(['file:///home/kyoshida/ooo/ooo-test-files/calc/external-ref/function-db-extdata.ods'#$Data.$A$1:.$C$26];3;['file:///home/kyoshida/ooo/ooo-test-files/calc/external-ref/function-db-extdata.ods'#$Data.$E$12:.$G$15])" office:value-type="float" office:value="3">
            <text:p>3</text:p>
          </table:table-cell>
          <table:table-cell table:style-name="ce5" table:formula="of:=IF(ISERROR([.B40]);IF(ISERROR([.C40]);ORG.OPENOFFICE.ERRORTYPE([.B40])=ORG.OPENOFFICE.ERRORTYPE([.C40]);0);IF(ISERROR([.C40]);0;[.B40]=[.C40]))" office:value-type="boolean" office:boolean-value="true">
            <text:p>TRUE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COUNTA([$Data.$A$1:$Data.$C$26];3;['file:///home/kyoshida/ooo/ooo-test-files/calc/external-ref/function-db-extdata.ods'#$Data.$E$18:.$E$20])" office:value-type="float" office:value="2">
            <text:p>2</text:p>
          </table:table-cell>
          <table:table-cell table:formula="of:=DCOUNTA(['file:///home/kyoshida/ooo/ooo-test-files/calc/external-ref/function-db-extdata.ods'#$Data.$A$1:.$C$26];3;['file:///home/kyoshida/ooo/ooo-test-files/calc/external-ref/function-db-extdata.ods'#$Data.$E$18:.$E$20])" office:value-type="float" office:value="2">
            <text:p>2</text:p>
          </table:table-cell>
          <table:table-cell table:style-name="ce5" table:formula="of:=IF(ISERROR([.B41]);IF(ISERROR([.C41]);ORG.OPENOFFICE.ERRORTYPE([.B41])=ORG.OPENOFFICE.ERRORTYPE([.C41]);0);IF(ISERROR([.C41]);0;[.B41]=[.C41])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GE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GET([$Data.$A$1:$Data.$C$26];3;[$Data.$E$2:$Data.$E$5])" office:value-type="float" office:value="0">
            <text:p>Err:502</text:p>
          </table:table-cell>
          <table:table-cell table:formula="of:=DGET(['file:///home/kyoshida/ooo/ooo-test-files/calc/external-ref/function-db-extdata.ods'#$Data.$A$1:.$C$26];3;[$Data.$E$2:$Data.$E$5])" office:value-type="float" office:value="0">
            <text:p>Err:502</text:p>
          </table:table-cell>
          <table:table-cell table:style-name="ce5" table:formula="of:=IF(ISERROR([.B44]);IF(ISERROR([.C44]);ORG.OPENOFFICE.ERRORTYPE([.B44])=ORG.OPENOFFICE.ERRORTYPE([.C44]);0);IF(ISERROR([.C44]);0;[.B44]=[.C44]))" office:value-type="boolean" office:boolean-value="true">
            <text:p>TRUE</text:p>
          </table:table-cell>
          <table:table-cell table:formula="of:Err:502" office:value-type="float" office:value="0">
            <text:p>Err:50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GET([$Data.$A$1:$Data.$C$26];3;[$Data.$E$8:.$G$9])" office:value-type="float" office:value="0">
            <text:p>Err:502</text:p>
          </table:table-cell>
          <table:table-cell table:formula="of:=DGET(['file:///home/kyoshida/ooo/ooo-test-files/calc/external-ref/function-db-extdata.ods'#$Data.$A$1:.$C$26];3;[$Data.$E$8:.$G$9])" office:value-type="float" office:value="0">
            <text:p>Err:502</text:p>
          </table:table-cell>
          <table:table-cell table:style-name="ce5" table:formula="of:=IF(ISERROR([.B45]);IF(ISERROR([.C45]);ORG.OPENOFFICE.ERRORTYPE([.B45])=ORG.OPENOFFICE.ERRORTYPE([.C45]);0);IF(ISERROR([.C45]);0;[.B45]=[.C45]))" office:value-type="boolean" office:boolean-value="true">
            <text:p>TRUE</text:p>
          </table:table-cell>
          <table:table-cell table:formula="of:Err:502" office:value-type="float" office:value="0">
            <text:p>Err:50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GET([$Data.$A$1:$Data.$C$26];3;[$Data.$E$12:.$G$15])" office:value-type="float" office:value="0">
            <text:p>Err:502</text:p>
          </table:table-cell>
          <table:table-cell table:formula="of:=DGET(['file:///home/kyoshida/ooo/ooo-test-files/calc/external-ref/function-db-extdata.ods'#$Data.$A$1:.$C$26];3;[$Data.$E$12:.$G$15])" office:value-type="float" office:value="0">
            <text:p>Err:502</text:p>
          </table:table-cell>
          <table:table-cell table:style-name="ce5" table:formula="of:=IF(ISERROR([.B46]);IF(ISERROR([.C46]);ORG.OPENOFFICE.ERRORTYPE([.B46])=ORG.OPENOFFICE.ERRORTYPE([.C46]);0);IF(ISERROR([.C46]);0;[.B46]=[.C46]))" office:value-type="boolean" office:boolean-value="true">
            <text:p>TRUE</text:p>
          </table:table-cell>
          <table:table-cell table:formula="of:Err:502" office:value-type="float" office:value="0">
            <text:p>Err:50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GET([$Data.$A$1:$Data.$C$26];3;[$Data.$E$18:.$E$20])" office:value-type="float" office:value="0">
            <text:p>Err:502</text:p>
          </table:table-cell>
          <table:table-cell table:formula="of:=DGET(['file:///home/kyoshida/ooo/ooo-test-files/calc/external-ref/function-db-extdata.ods'#$Data.$A$1:.$C$26];3;[$Data.$E$18:.$E$20])" office:value-type="float" office:value="0">
            <text:p>Err:502</text:p>
          </table:table-cell>
          <table:table-cell table:style-name="ce5" table:formula="of:=IF(ISERROR([.B47]);IF(ISERROR([.C47]);ORG.OPENOFFICE.ERRORTYPE([.B47])=ORG.OPENOFFICE.ERRORTYPE([.C47]);0);IF(ISERROR([.C47]);0;[.B47]=[.C47]))" office:value-type="boolean" office:boolean-value="true">
            <text:p>TRUE</text:p>
          </table:table-cell>
          <table:table-cell table:formula="of:Err:502" office:value-type="float" office:value="0">
            <text:p>Err:50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GET([$Data.$A$1:$Data.$C$26];&quot;Name&quot;;[$Data.$E$23:.$F$25])" office:value-type="string" office:string-value="C">
            <text:p>C</text:p>
          </table:table-cell>
          <table:table-cell table:formula="of:=DGET(['file:///home/kyoshida/ooo/ooo-test-files/calc/external-ref/function-db-extdata.ods'#$Data.$A$1:.$C$26];&quot;Name&quot;;[$Data.$E$23:.$F$25])" office:value-type="string" office:string-value="C">
            <text:p>C</text:p>
          </table:table-cell>
          <table:table-cell table:style-name="ce5" table:formula="of:=IF(ISERROR([.B48]);IF(ISERROR([.C48]);ORG.OPENOFFICE.ERRORTYPE([.B48])=ORG.OPENOFFICE.ERRORTYPE([.C48]);0);IF(ISERROR([.C48]);0;[.B48]=[.C48]))" office:value-type="boolean" office:boolean-value="true">
            <text:p>TRUE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GET([$Data.$A$1:$Data.$C$26];&quot;Name&quot;;[$Data.$E$27:.$F$28])" office:value-type="string" office:string-value="D">
            <text:p>D</text:p>
          </table:table-cell>
          <table:table-cell table:formula="of:=DGET(['file:///home/kyoshida/ooo/ooo-test-files/calc/external-ref/function-db-extdata.ods'#$Data.$A$1:.$C$26];&quot;Name&quot;;[$Data.$E$27:.$F$28])" office:value-type="string" office:string-value="D">
            <text:p>D</text:p>
          </table:table-cell>
          <table:table-cell table:style-name="ce5" table:formula="of:=IF(ISERROR([.B49]);IF(ISERROR([.C49]);ORG.OPENOFFICE.ERRORTYPE([.B49])=ORG.OPENOFFICE.ERRORTYPE([.C49]);0);IF(ISERROR([.C49]);0;[.B49]=[.C49]))" office:value-type="boolean" office:boolean-value="true">
            <text:p>TRUE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MAX([$Data.$A$1:$Data.$C$26];3;[$Data.$E$2:$Data.$E$5])" office:value-type="float" office:value="97">
            <text:p>97</text:p>
          </table:table-cell>
          <table:table-cell table:formula="of:=DMAX(['file:///home/kyoshida/ooo/ooo-test-files/calc/external-ref/function-db-extdata.ods'#$Data.$A$1:.$C$26];3;[$Data.$E$2:$Data.$E$5])" office:value-type="float" office:value="97">
            <text:p>97</text:p>
          </table:table-cell>
          <table:table-cell table:style-name="ce5" table:formula="of:=IF(ISERROR([.B52]);IF(ISERROR([.C52]);ORG.OPENOFFICE.ERRORTYPE([.B52])=ORG.OPENOFFICE.ERRORTYPE([.C52]);0);IF(ISERROR([.C52]);0;[.B52]=[.C52]))" office:value-type="boolean" office:boolean-value="true">
            <text:p>TRU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MAX([$Data.$A$1:$Data.$C$26];3;[$Data.$E$8:.$G$9])" office:value-type="float" office:value="97">
            <text:p>97</text:p>
          </table:table-cell>
          <table:table-cell table:formula="of:=DMAX(['file:///home/kyoshida/ooo/ooo-test-files/calc/external-ref/function-db-extdata.ods'#$Data.$A$1:.$C$26];3;[$Data.$E$8:.$G$9])" office:value-type="float" office:value="97">
            <text:p>97</text:p>
          </table:table-cell>
          <table:table-cell table:style-name="ce5" table:formula="of:=IF(ISERROR([.B53]);IF(ISERROR([.C53]);ORG.OPENOFFICE.ERRORTYPE([.B53])=ORG.OPENOFFICE.ERRORTYPE([.C53]);0);IF(ISERROR([.C53]);0;[.B53]=[.C53]))" office:value-type="boolean" office:boolean-value="true">
            <text:p>TRU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MAX([$Data.$A$1:$Data.$C$26];3;[$Data.$E$12:.$G$15])" office:value-type="float" office:value="35">
            <text:p>35</text:p>
          </table:table-cell>
          <table:table-cell table:formula="of:=DMAX(['file:///home/kyoshida/ooo/ooo-test-files/calc/external-ref/function-db-extdata.ods'#$Data.$A$1:.$C$26];3;[$Data.$E$12:.$G$15])" office:value-type="float" office:value="35">
            <text:p>35</text:p>
          </table:table-cell>
          <table:table-cell table:style-name="ce5" table:formula="of:=IF(ISERROR([.B54]);IF(ISERROR([.C54]);ORG.OPENOFFICE.ERRORTYPE([.B54])=ORG.OPENOFFICE.ERRORTYPE([.C54]);0);IF(ISERROR([.C54]);0;[.B54]=[.C54]))" office:value-type="boolean" office:boolean-value="true">
            <text:p>TRUE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MAX([$Data.$A$1:$Data.$C$26];3;[$Data.$E$18:.$E$20])" office:value-type="float" office:value="0">
            <text:p>0</text:p>
          </table:table-cell>
          <table:table-cell table:formula="of:=DMAX(['file:///home/kyoshida/ooo/ooo-test-files/calc/external-ref/function-db-extdata.ods'#$Data.$A$1:.$C$26];3;[$Data.$E$18:.$E$20])" office:value-type="float" office:value="0">
            <text:p>0</text:p>
          </table:table-cell>
          <table:table-cell table:style-name="ce5" table:formula="of:=IF(ISERROR([.B55]);IF(ISERROR([.C55]);ORG.OPENOFFICE.ERRORTYPE([.B55])=ORG.OPENOFFICE.ERRORTYPE([.C55]);0);IF(ISERROR([.C55]);0;[.B55]=[.C55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MAX([$Data.$A$1:$Data.$C$26];&quot;Name&quot;;[$Data.$E$23:.$F$25])" office:value-type="float" office:value="0">
            <text:p>0</text:p>
          </table:table-cell>
          <table:table-cell table:formula="of:=DMAX(['file:///home/kyoshida/ooo/ooo-test-files/calc/external-ref/function-db-extdata.ods'#$Data.$A$1:.$C$26];&quot;Name&quot;;[$Data.$E$23:.$F$25])" office:value-type="float" office:value="0">
            <text:p>0</text:p>
          </table:table-cell>
          <table:table-cell table:style-name="ce5" table:formula="of:=IF(ISERROR([.B56]);IF(ISERROR([.C56]);ORG.OPENOFFICE.ERRORTYPE([.B56])=ORG.OPENOFFICE.ERRORTYPE([.C56]);0);IF(ISERROR([.C56]);0;[.B56]=[.C56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MAX([$Data.$A$1:$Data.$C$26];&quot;Name&quot;;[$Data.$E$27:.$F$28])" office:value-type="float" office:value="0">
            <text:p>0</text:p>
          </table:table-cell>
          <table:table-cell table:formula="of:=DMAX(['file:///home/kyoshida/ooo/ooo-test-files/calc/external-ref/function-db-extdata.ods'#$Data.$A$1:.$C$26];&quot;Name&quot;;[$Data.$E$27:.$F$28])" office:value-type="float" office:value="0">
            <text:p>0</text:p>
          </table:table-cell>
          <table:table-cell table:style-name="ce5" table:formula="of:=IF(ISERROR([.B57]);IF(ISERROR([.C57]);ORG.OPENOFFICE.ERRORTYPE([.B57])=ORG.OPENOFFICE.ERRORTYPE([.C57]);0);IF(ISERROR([.C57]);0;[.B57]=[.C57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MIN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MIN([$Data.$A$1:$Data.$C$26];3;[$Data.$E$2:$Data.$E$5])" office:value-type="float" office:value="17">
            <text:p>17</text:p>
          </table:table-cell>
          <table:table-cell table:formula="of:=DMIN(['file:///home/kyoshida/ooo/ooo-test-files/calc/external-ref/function-db-extdata.ods'#$Data.$A$1:.$C$26];3;[$Data.$E$2:$Data.$E$5])" office:value-type="float" office:value="17">
            <text:p>17</text:p>
          </table:table-cell>
          <table:table-cell table:style-name="ce5" table:formula="of:=IF(ISERROR([.B60]);IF(ISERROR([.C60]);ORG.OPENOFFICE.ERRORTYPE([.B60])=ORG.OPENOFFICE.ERRORTYPE([.C60]);0);IF(ISERROR([.C60]);0;[.B60]=[.C60]))" office:value-type="boolean" office:boolean-value="true">
            <text:p>TRUE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MIN([$Data.$A$1:$Data.$C$26];3;[$Data.$E$8:.$G$9])" office:value-type="float" office:value="56">
            <text:p>56</text:p>
          </table:table-cell>
          <table:table-cell table:formula="of:=DMIN(['file:///home/kyoshida/ooo/ooo-test-files/calc/external-ref/function-db-extdata.ods'#$Data.$A$1:.$C$26];3;[$Data.$E$8:.$G$9])" office:value-type="float" office:value="56">
            <text:p>56</text:p>
          </table:table-cell>
          <table:table-cell table:style-name="ce5" table:formula="of:=IF(ISERROR([.B61]);IF(ISERROR([.C61]);ORG.OPENOFFICE.ERRORTYPE([.B61])=ORG.OPENOFFICE.ERRORTYPE([.C61]);0);IF(ISERROR([.C61]);0;[.B61]=[.C61]))" office:value-type="boolean" office:boolean-value="true">
            <text:p>TRUE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MIN([$Data.$A$1:$Data.$C$26];3;[$Data.$E$12:.$G$15])" office:value-type="float" office:value="17">
            <text:p>17</text:p>
          </table:table-cell>
          <table:table-cell table:formula="of:=DMIN(['file:///home/kyoshida/ooo/ooo-test-files/calc/external-ref/function-db-extdata.ods'#$Data.$A$1:.$C$26];3;[$Data.$E$12:.$G$15])" office:value-type="float" office:value="17">
            <text:p>17</text:p>
          </table:table-cell>
          <table:table-cell table:style-name="ce5" table:formula="of:=IF(ISERROR([.B62]);IF(ISERROR([.C62]);ORG.OPENOFFICE.ERRORTYPE([.B62])=ORG.OPENOFFICE.ERRORTYPE([.C62]);0);IF(ISERROR([.C62]);0;[.B62]=[.C62]))" office:value-type="boolean" office:boolean-value="true">
            <text:p>TRUE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MIN([$Data.$A$1:$Data.$C$26];3;[$Data.$E$18:.$E$20])" office:value-type="float" office:value="0">
            <text:p>0</text:p>
          </table:table-cell>
          <table:table-cell table:formula="of:=DMIN(['file:///home/kyoshida/ooo/ooo-test-files/calc/external-ref/function-db-extdata.ods'#$Data.$A$1:.$C$26];3;[$Data.$E$18:.$E$20])" office:value-type="float" office:value="0">
            <text:p>0</text:p>
          </table:table-cell>
          <table:table-cell table:style-name="ce5" table:formula="of:=IF(ISERROR([.B63]);IF(ISERROR([.C63]);ORG.OPENOFFICE.ERRORTYPE([.B63])=ORG.OPENOFFICE.ERRORTYPE([.C63]);0);IF(ISERROR([.C63]);0;[.B63]=[.C63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MIN([$Data.$A$1:$Data.$C$26];&quot;Name&quot;;[$Data.$E$23:.$F$25])" office:value-type="float" office:value="0">
            <text:p>0</text:p>
          </table:table-cell>
          <table:table-cell table:formula="of:=DMIN(['file:///home/kyoshida/ooo/ooo-test-files/calc/external-ref/function-db-extdata.ods'#$Data.$A$1:.$C$26];&quot;Name&quot;;[$Data.$E$23:.$F$25])" office:value-type="float" office:value="0">
            <text:p>0</text:p>
          </table:table-cell>
          <table:table-cell table:style-name="ce5" table:formula="of:=IF(ISERROR([.B64]);IF(ISERROR([.C64]);ORG.OPENOFFICE.ERRORTYPE([.B64])=ORG.OPENOFFICE.ERRORTYPE([.C64]);0);IF(ISERROR([.C64]);0;[.B64]=[.C64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MIN([$Data.$A$1:$Data.$C$26];&quot;Name&quot;;[$Data.$E$27:.$F$28])" office:value-type="float" office:value="0">
            <text:p>0</text:p>
          </table:table-cell>
          <table:table-cell table:formula="of:=DMIN(['file:///home/kyoshida/ooo/ooo-test-files/calc/external-ref/function-db-extdata.ods'#$Data.$A$1:.$C$26];&quot;Name&quot;;[$Data.$E$27:.$F$28])" office:value-type="float" office:value="0">
            <text:p>0</text:p>
          </table:table-cell>
          <table:table-cell table:style-name="ce5" table:formula="of:=IF(ISERROR([.B65]);IF(ISERROR([.C65]);ORG.OPENOFFICE.ERRORTYPE([.B65])=ORG.OPENOFFICE.ERRORTYPE([.C65]);0);IF(ISERROR([.C65]);0;[.B65]=[.C65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AVERAG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AVERAGE([$Data.$A$1:$Data.$C$26];3;[$Data.$E$2:$Data.$E$5])" office:value-type="float" office:value="57">
            <text:p>57</text:p>
          </table:table-cell>
          <table:table-cell table:formula="of:=DAVERAGE(['file:///home/kyoshida/ooo/ooo-test-files/calc/external-ref/function-db-extdata.ods'#$Data.$A$1:.$C$26];3;[$Data.$E$2:$Data.$E$5])" office:value-type="float" office:value="57">
            <text:p>57</text:p>
          </table:table-cell>
          <table:table-cell table:style-name="ce5" table:formula="of:=IF(ISERROR([.B68]);IF(ISERROR([.C68]);ORG.OPENOFFICE.ERRORTYPE([.B68])=ORG.OPENOFFICE.ERRORTYPE([.C68]);0);IF(ISERROR([.C68]);0;[.B68]=[.C68]))" office:value-type="boolean" office:boolean-value="true">
            <text:p>TRUE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AVERAGE([$Data.$A$1:$Data.$C$26];3;[$Data.$E$8:.$G$9])" office:value-type="float" office:value="76.3333333333333">
            <text:p>76.33</text:p>
          </table:table-cell>
          <table:table-cell table:formula="of:=DAVERAGE(['file:///home/kyoshida/ooo/ooo-test-files/calc/external-ref/function-db-extdata.ods'#$Data.$A$1:.$C$26];3;[$Data.$E$8:.$G$9])" office:value-type="float" office:value="76.3333333333333">
            <text:p>76.33</text:p>
          </table:table-cell>
          <table:table-cell table:style-name="ce5" table:formula="of:=IF(ISERROR([.B69]);IF(ISERROR([.C69]);ORG.OPENOFFICE.ERRORTYPE([.B69])=ORG.OPENOFFICE.ERRORTYPE([.C69]);0);IF(ISERROR([.C69]);0;[.B69]=[.C69]))" office:value-type="boolean" office:boolean-value="true">
            <text:p>TRUE</text:p>
          </table:table-cell>
          <table:table-cell office:value-type="float" office:value="76.3333333333333">
            <text:p>76.3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AVERAGE([$Data.$A$1:$Data.$C$26];3;[$Data.$E$12:.$G$15])" office:value-type="float" office:value="23">
            <text:p>23</text:p>
          </table:table-cell>
          <table:table-cell table:formula="of:=DAVERAGE(['file:///home/kyoshida/ooo/ooo-test-files/calc/external-ref/function-db-extdata.ods'#$Data.$A$1:.$C$26];3;[$Data.$E$12:.$G$15])" office:value-type="float" office:value="23">
            <text:p>23</text:p>
          </table:table-cell>
          <table:table-cell table:style-name="ce5" table:formula="of:=IF(ISERROR([.B70]);IF(ISERROR([.C70]);ORG.OPENOFFICE.ERRORTYPE([.B70])=ORG.OPENOFFICE.ERRORTYPE([.C70]);0);IF(ISERROR([.C70]);0;[.B70]=[.C70]))" office:value-type="boolean" office:boolean-value="true">
            <text:p>TRUE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AVERAGE([$Data.$A$1:$Data.$C$26];3;[$Data.$E$18:.$E$20])" office:value-type="float" office:value="0">
            <text:p>#VALUE!</text:p>
          </table:table-cell>
          <table:table-cell table:formula="of:=DAVERAGE(['file:///home/kyoshida/ooo/ooo-test-files/calc/external-ref/function-db-extdata.ods'#$Data.$A$1:.$C$26];3;[$Data.$E$18:.$E$20])" office:value-type="float" office:value="0">
            <text:p>#VALUE!</text:p>
          </table:table-cell>
          <table:table-cell table:style-name="ce5" table:formula="of:=IF(ISERROR([.B71]);IF(ISERROR([.C71]);ORG.OPENOFFICE.ERRORTYPE([.B71])=ORG.OPENOFFICE.ERRORTYPE([.C71]);0);IF(ISERROR([.C71]);0;[.B71]=[.C71]))" office:value-type="boolean" office:boolean-value="true">
            <text:p>TRUE</text:p>
          </table:table-cell>
          <table:table-cell table:formula="of:#VALUE!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AVERAGE([$Data.$A$1:$Data.$C$26];&quot;Name&quot;;[$Data.$E$23:.$F$25])" office:value-type="float" office:value="0">
            <text:p>#VALUE!</text:p>
          </table:table-cell>
          <table:table-cell table:formula="of:=DAVERAGE(['file:///home/kyoshida/ooo/ooo-test-files/calc/external-ref/function-db-extdata.ods'#$Data.$A$1:.$C$26];&quot;Name&quot;;[$Data.$E$23:.$F$25])" office:value-type="float" office:value="0">
            <text:p>#VALUE!</text:p>
          </table:table-cell>
          <table:table-cell table:style-name="ce5" table:formula="of:=IF(ISERROR([.B72]);IF(ISERROR([.C72]);ORG.OPENOFFICE.ERRORTYPE([.B72])=ORG.OPENOFFICE.ERRORTYPE([.C72]);0);IF(ISERROR([.C72]);0;[.B72]=[.C72]))" office:value-type="boolean" office:boolean-value="true">
            <text:p>TRUE</text:p>
          </table:table-cell>
          <table:table-cell table:formula="of:#VALUE!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AVERAGE([$Data.$A$1:$Data.$C$26];&quot;Name&quot;;[$Data.$E$27:.$F$28])" office:value-type="float" office:value="0">
            <text:p>#VALUE!</text:p>
          </table:table-cell>
          <table:table-cell table:formula="of:=DAVERAGE(['file:///home/kyoshida/ooo/ooo-test-files/calc/external-ref/function-db-extdata.ods'#$Data.$A$1:.$C$26];&quot;Name&quot;;[$Data.$E$27:.$F$28])" office:value-type="float" office:value="0">
            <text:p>#VALUE!</text:p>
          </table:table-cell>
          <table:table-cell table:style-name="ce5" table:formula="of:=IF(ISERROR([.B73]);IF(ISERROR([.C73]);ORG.OPENOFFICE.ERRORTYPE([.B73])=ORG.OPENOFFICE.ERRORTYPE([.C73]);0);IF(ISERROR([.C73]);0;[.B73]=[.C73]))" office:value-type="boolean" office:boolean-value="true">
            <text:p>TRUE</text:p>
          </table:table-cell>
          <table:table-cell table:formula="of:#VALUE!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PRODUC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PRODUCT([$Data.$A$1:$Data.$C$26];3;[$Data.$E$2:$Data.$E$5])" office:value-type="float" office:value="1649">
            <text:p>1649</text:p>
          </table:table-cell>
          <table:table-cell table:formula="of:=DPRODUCT(['file:///home/kyoshida/ooo/ooo-test-files/calc/external-ref/function-db-extdata.ods'#$Data.$A$1:.$C$26];3;[$Data.$E$2:$Data.$E$5])" office:value-type="float" office:value="1649">
            <text:p>1649</text:p>
          </table:table-cell>
          <table:table-cell table:style-name="ce5" table:formula="of:=IF(ISERROR([.B76]);IF(ISERROR([.C76]);ORG.OPENOFFICE.ERRORTYPE([.B76])=ORG.OPENOFFICE.ERRORTYPE([.C76]);0);IF(ISERROR([.C76]);0;[.B76]=[.C76]))" office:value-type="boolean" office:boolean-value="true">
            <text:p>TRUE</text:p>
          </table:table-cell>
          <table:table-cell office:value-type="float" office:value="1649">
            <text:p>164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PRODUCT([$Data.$A$1:$Data.$C$26];3;[$Data.$E$8:.$G$9])" office:value-type="float" office:value="412832">
            <text:p>412832</text:p>
          </table:table-cell>
          <table:table-cell table:formula="of:=DPRODUCT(['file:///home/kyoshida/ooo/ooo-test-files/calc/external-ref/function-db-extdata.ods'#$Data.$A$1:.$C$26];3;[$Data.$E$8:.$G$9])" office:value-type="float" office:value="412832">
            <text:p>412832</text:p>
          </table:table-cell>
          <table:table-cell table:style-name="ce5" table:formula="of:=IF(ISERROR([.B77]);IF(ISERROR([.C77]);ORG.OPENOFFICE.ERRORTYPE([.B77])=ORG.OPENOFFICE.ERRORTYPE([.C77]);0);IF(ISERROR([.C77]);0;[.B77]=[.C77]))" office:value-type="boolean" office:boolean-value="true">
            <text:p>TRUE</text:p>
          </table:table-cell>
          <table:table-cell office:value-type="float" office:value="412832">
            <text:p>41283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PRODUCT([$Data.$A$1:$Data.$C$26];3;[$Data.$E$12:.$G$15])" office:value-type="float" office:value="10115">
            <text:p>10115</text:p>
          </table:table-cell>
          <table:table-cell table:formula="of:=DPRODUCT(['file:///home/kyoshida/ooo/ooo-test-files/calc/external-ref/function-db-extdata.ods'#$Data.$A$1:.$C$26];3;[$Data.$E$12:.$G$15])" office:value-type="float" office:value="10115">
            <text:p>10115</text:p>
          </table:table-cell>
          <table:table-cell table:style-name="ce5" table:formula="of:=IF(ISERROR([.B78]);IF(ISERROR([.C78]);ORG.OPENOFFICE.ERRORTYPE([.B78])=ORG.OPENOFFICE.ERRORTYPE([.C78]);0);IF(ISERROR([.C78]);0;[.B78]=[.C78]))" office:value-type="boolean" office:boolean-value="true">
            <text:p>TRUE</text:p>
          </table:table-cell>
          <table:table-cell office:value-type="float" office:value="10115">
            <text:p>1011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PRODUCT([$Data.$A$1:$Data.$C$26];3;[$Data.$E$18:.$E$20])" office:value-type="float" office:value="0">
            <text:p>0</text:p>
          </table:table-cell>
          <table:table-cell table:formula="of:=DPRODUCT(['file:///home/kyoshida/ooo/ooo-test-files/calc/external-ref/function-db-extdata.ods'#$Data.$A$1:.$C$26];3;[$Data.$E$18:.$E$20])" office:value-type="float" office:value="0">
            <text:p>0</text:p>
          </table:table-cell>
          <table:table-cell table:style-name="ce5" table:formula="of:=IF(ISERROR([.B79]);IF(ISERROR([.C79]);ORG.OPENOFFICE.ERRORTYPE([.B79])=ORG.OPENOFFICE.ERRORTYPE([.C79]);0);IF(ISERROR([.C79]);0;[.B79]=[.C79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PRODUCT([$Data.$A$1:$Data.$C$26];&quot;Name&quot;;[$Data.$E$23:.$F$25])" office:value-type="float" office:value="0">
            <text:p>0</text:p>
          </table:table-cell>
          <table:table-cell table:formula="of:=DPRODUCT(['file:///home/kyoshida/ooo/ooo-test-files/calc/external-ref/function-db-extdata.ods'#$Data.$A$1:.$C$26];&quot;Name&quot;;[$Data.$E$23:.$F$25])" office:value-type="float" office:value="0">
            <text:p>0</text:p>
          </table:table-cell>
          <table:table-cell table:style-name="ce5" table:formula="of:=IF(ISERROR([.B80]);IF(ISERROR([.C80]);ORG.OPENOFFICE.ERRORTYPE([.B80])=ORG.OPENOFFICE.ERRORTYPE([.C80]);0);IF(ISERROR([.C80]);0;[.B80]=[.C80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PRODUCT([$Data.$A$1:$Data.$C$26];&quot;Name&quot;;[$Data.$E$27:.$F$28])" office:value-type="float" office:value="0">
            <text:p>0</text:p>
          </table:table-cell>
          <table:table-cell table:formula="of:=DPRODUCT(['file:///home/kyoshida/ooo/ooo-test-files/calc/external-ref/function-db-extdata.ods'#$Data.$A$1:.$C$26];&quot;Name&quot;;[$Data.$E$27:.$F$28])" office:value-type="float" office:value="0">
            <text:p>0</text:p>
          </table:table-cell>
          <table:table-cell table:style-name="ce5" table:formula="of:=IF(ISERROR([.B81]);IF(ISERROR([.C81]);ORG.OPENOFFICE.ERRORTYPE([.B81])=ORG.OPENOFFICE.ERRORTYPE([.C81]);0);IF(ISERROR([.C81]);0;[.B81]=[.C81]))" office:value-type="boolean" office:boolean-value="true">
            <text:p>TRU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TDEV([$Data.$A$1:$Data.$C$26];3;[$Data.$E$2:$Data.$E$5])" office:value-type="float" office:value="56.5685424949238">
            <text:p>56.57</text:p>
          </table:table-cell>
          <table:table-cell table:formula="of:=DSTDEV(['file:///home/kyoshida/ooo/ooo-test-files/calc/external-ref/function-db-extdata.ods'#$Data.$A$1:.$C$26];3;[$Data.$E$2:$Data.$E$5])" office:value-type="float" office:value="56.5685424949238">
            <text:p>56.57</text:p>
          </table:table-cell>
          <table:table-cell table:style-name="ce5" table:formula="of:=IF(ISERROR([.B84]);IF(ISERROR([.C84]);ORG.OPENOFFICE.ERRORTYPE([.B84])=ORG.OPENOFFICE.ERRORTYPE([.C84]);0);IF(ISERROR([.C84]);0;[.B84]=[.C84]))" office:value-type="boolean" office:boolean-value="true">
            <text:p>TRUE</text:p>
          </table:table-cell>
          <table:table-cell office:value-type="float" office:value="56.5685424949238">
            <text:p>56.5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STDEV([$Data.$A$1:$Data.$C$26];3;[$Data.$E$8:.$G$9])" office:value-type="float" office:value="20.5020324195757">
            <text:p>20.5</text:p>
          </table:table-cell>
          <table:table-cell table:formula="of:=DSTDEV(['file:///home/kyoshida/ooo/ooo-test-files/calc/external-ref/function-db-extdata.ods'#$Data.$A$1:.$C$26];3;[$Data.$E$8:.$G$9])" office:value-type="float" office:value="20.5020324195757">
            <text:p>20.5</text:p>
          </table:table-cell>
          <table:table-cell table:style-name="ce5" table:formula="of:=IF(ISERROR([.B85]);IF(ISERROR([.C85]);ORG.OPENOFFICE.ERRORTYPE([.B85])=ORG.OPENOFFICE.ERRORTYPE([.C85]);0);IF(ISERROR([.C85]);0;[.B85]=[.C85]))" office:value-type="boolean" office:boolean-value="true">
            <text:p>TRUE</text:p>
          </table:table-cell>
          <table:table-cell office:value-type="float" office:value="20.5020324195757">
            <text:p>20.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STDEV([$Data.$A$1:$Data.$C$26];3;[$Data.$E$12:.$G$15])" office:value-type="float" office:value="10.3923048454133">
            <text:p>10.39</text:p>
          </table:table-cell>
          <table:table-cell table:formula="of:=DSTDEV(['file:///home/kyoshida/ooo/ooo-test-files/calc/external-ref/function-db-extdata.ods'#$Data.$A$1:.$C$26];3;[$Data.$E$12:.$G$15])" office:value-type="float" office:value="10.3923048454133">
            <text:p>10.39</text:p>
          </table:table-cell>
          <table:table-cell table:style-name="ce5" table:formula="of:=IF(ISERROR([.B86]);IF(ISERROR([.C86]);ORG.OPENOFFICE.ERRORTYPE([.B86])=ORG.OPENOFFICE.ERRORTYPE([.C86]);0);IF(ISERROR([.C86]);0;[.B86]=[.C86]))" office:value-type="boolean" office:boolean-value="true">
            <text:p>TRUE</text:p>
          </table:table-cell>
          <table:table-cell office:value-type="float" office:value="10.3923048454133">
            <text:p>10.3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STDEV([$Data.$A$1:$Data.$C$26];3;[$Data.$E$18:.$E$20])" office:value-type="float" office:value="-0">
            <text:p>0</text:p>
          </table:table-cell>
          <table:table-cell table:formula="of:=DSTDEV(['file:///home/kyoshida/ooo/ooo-test-files/calc/external-ref/function-db-extdata.ods'#$Data.$A$1:.$C$26];3;[$Data.$E$18:.$E$20])" office:value-type="float" office:value="-0">
            <text:p>0</text:p>
          </table:table-cell>
          <table:table-cell table:style-name="ce5" table:formula="of:=IF(ISERROR([.B87]);IF(ISERROR([.C87]);ORG.OPENOFFICE.ERRORTYPE([.B87])=ORG.OPENOFFICE.ERRORTYPE([.C87]);0);IF(ISERROR([.C87]);0;[.B87]=[.C87]))" office:value-type="boolean" office:boolean-value="true">
            <text:p>TRUE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STDEV([$Data.$A$1:$Data.$C$26];&quot;Name&quot;;[$Data.$E$23:.$F$25])" office:value-type="float" office:value="-0">
            <text:p>0</text:p>
          </table:table-cell>
          <table:table-cell table:formula="of:=DSTDEV(['file:///home/kyoshida/ooo/ooo-test-files/calc/external-ref/function-db-extdata.ods'#$Data.$A$1:.$C$26];&quot;Name&quot;;[$Data.$E$23:.$F$25])" office:value-type="float" office:value="-0">
            <text:p>0</text:p>
          </table:table-cell>
          <table:table-cell table:style-name="ce5" table:formula="of:=IF(ISERROR([.B88]);IF(ISERROR([.C88]);ORG.OPENOFFICE.ERRORTYPE([.B88])=ORG.OPENOFFICE.ERRORTYPE([.C88]);0);IF(ISERROR([.C88]);0;[.B88]=[.C88]))" office:value-type="boolean" office:boolean-value="true">
            <text:p>TRUE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STDEV([$Data.$A$1:$Data.$C$26];&quot;Name&quot;;[$Data.$E$27:.$F$28])" office:value-type="float" office:value="-0">
            <text:p>0</text:p>
          </table:table-cell>
          <table:table-cell table:formula="of:=DSTDEV(['file:///home/kyoshida/ooo/ooo-test-files/calc/external-ref/function-db-extdata.ods'#$Data.$A$1:.$C$26];&quot;Name&quot;;[$Data.$E$27:.$F$28])" office:value-type="float" office:value="-0">
            <text:p>0</text:p>
          </table:table-cell>
          <table:table-cell table:style-name="ce5" table:formula="of:=IF(ISERROR([.B89]);IF(ISERROR([.C89]);ORG.OPENOFFICE.ERRORTYPE([.B89])=ORG.OPENOFFICE.ERRORTYPE([.C89]);0);IF(ISERROR([.C89]);0;[.B89]=[.C89]))" office:value-type="boolean" office:boolean-value="true">
            <text:p>TRUE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STDEVP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STDEVP([$Data.$A$1:$Data.$C$26];3;[$Data.$E$2:$Data.$E$5])" office:value-type="float" office:value="40">
            <text:p>40</text:p>
          </table:table-cell>
          <table:table-cell table:formula="of:=DSTDEVP(['file:///home/kyoshida/ooo/ooo-test-files/calc/external-ref/function-db-extdata.ods'#$Data.$A$1:.$C$26];3;[$Data.$E$2:$Data.$E$5])" office:value-type="float" office:value="40">
            <text:p>40</text:p>
          </table:table-cell>
          <table:table-cell table:style-name="ce5" table:formula="of:=IF(ISERROR([.B92]);IF(ISERROR([.C92]);ORG.OPENOFFICE.ERRORTYPE([.B92])=ORG.OPENOFFICE.ERRORTYPE([.C92]);0);IF(ISERROR([.C92]);0;[.B92]=[.C92]))" office:value-type="boolean" office:boolean-value="true">
            <text:p>TRUE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STDEVP([$Data.$A$1:$Data.$C$26];3;[$Data.$E$8:.$G$9])" office:value-type="float" office:value="16.739839372653">
            <text:p>16.74</text:p>
          </table:table-cell>
          <table:table-cell table:formula="of:=DSTDEVP(['file:///home/kyoshida/ooo/ooo-test-files/calc/external-ref/function-db-extdata.ods'#$Data.$A$1:.$C$26];3;[$Data.$E$8:.$G$9])" office:value-type="float" office:value="16.739839372653">
            <text:p>16.74</text:p>
          </table:table-cell>
          <table:table-cell table:style-name="ce5" table:formula="of:=IF(ISERROR([.B93]);IF(ISERROR([.C93]);ORG.OPENOFFICE.ERRORTYPE([.B93])=ORG.OPENOFFICE.ERRORTYPE([.C93]);0);IF(ISERROR([.C93]);0;[.B93]=[.C93]))" office:value-type="boolean" office:boolean-value="true">
            <text:p>TRUE</text:p>
          </table:table-cell>
          <table:table-cell office:value-type="float" office:value="16.739839372653">
            <text:p>16.7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STDEVP([$Data.$A$1:$Data.$C$26];3;[$Data.$E$12:.$G$15])" office:value-type="float" office:value="8.48528137423857">
            <text:p>8.49</text:p>
          </table:table-cell>
          <table:table-cell table:formula="of:=DSTDEVP(['file:///home/kyoshida/ooo/ooo-test-files/calc/external-ref/function-db-extdata.ods'#$Data.$A$1:.$C$26];3;[$Data.$E$12:.$G$15])" office:value-type="float" office:value="8.48528137423857">
            <text:p>8.49</text:p>
          </table:table-cell>
          <table:table-cell table:style-name="ce5" table:formula="of:=IF(ISERROR([.B94]);IF(ISERROR([.C94]);ORG.OPENOFFICE.ERRORTYPE([.B94])=ORG.OPENOFFICE.ERRORTYPE([.C94]);0);IF(ISERROR([.C94]);0;[.B94]=[.C94]))" office:value-type="boolean" office:boolean-value="true">
            <text:p>TRUE</text:p>
          </table:table-cell>
          <table:table-cell office:value-type="float" office:value="8.48528137423857">
            <text:p>8.4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STDEVP([$Data.$A$1:$Data.$C$26];3;[$Data.$E$18:.$E$20])" office:value-type="float" office:value="0">
            <text:p>#VALUE!</text:p>
          </table:table-cell>
          <table:table-cell table:formula="of:=DSTDEVP(['file:///home/kyoshida/ooo/ooo-test-files/calc/external-ref/function-db-extdata.ods'#$Data.$A$1:.$C$26];3;[$Data.$E$18:.$E$20])" office:value-type="float" office:value="0">
            <text:p>#VALUE!</text:p>
          </table:table-cell>
          <table:table-cell table:style-name="ce5" table:formula="of:=IF(ISERROR([.B95]);IF(ISERROR([.C95]);ORG.OPENOFFICE.ERRORTYPE([.B95])=ORG.OPENOFFICE.ERRORTYPE([.C95]);0);IF(ISERROR([.C95]);0;[.B95]=[.C95]))" office:value-type="boolean" office:boolean-value="true">
            <text:p>TRUE</text:p>
          </table:table-cell>
          <table:table-cell table:formula="of:#VALUE!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STDEVP([$Data.$A$1:$Data.$C$26];&quot;Name&quot;;[$Data.$E$23:.$F$25])" office:value-type="float" office:value="0">
            <text:p>#VALUE!</text:p>
          </table:table-cell>
          <table:table-cell table:formula="of:=DSTDEVP(['file:///home/kyoshida/ooo/ooo-test-files/calc/external-ref/function-db-extdata.ods'#$Data.$A$1:.$C$26];&quot;Name&quot;;[$Data.$E$23:.$F$25])" office:value-type="float" office:value="0">
            <text:p>#VALUE!</text:p>
          </table:table-cell>
          <table:table-cell table:style-name="ce5" table:formula="of:=IF(ISERROR([.B96]);IF(ISERROR([.C96]);ORG.OPENOFFICE.ERRORTYPE([.B96])=ORG.OPENOFFICE.ERRORTYPE([.C96]);0);IF(ISERROR([.C96]);0;[.B96]=[.C96]))" office:value-type="boolean" office:boolean-value="true">
            <text:p>TRUE</text:p>
          </table:table-cell>
          <table:table-cell table:formula="of:#VALUE!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STDEVP([$Data.$A$1:$Data.$C$26];&quot;Name&quot;;[$Data.$E$27:.$F$28])" office:value-type="float" office:value="0">
            <text:p>#VALUE!</text:p>
          </table:table-cell>
          <table:table-cell table:formula="of:=DSTDEVP(['file:///home/kyoshida/ooo/ooo-test-files/calc/external-ref/function-db-extdata.ods'#$Data.$A$1:.$C$26];&quot;Name&quot;;[$Data.$E$27:.$F$28])" office:value-type="float" office:value="0">
            <text:p>#VALUE!</text:p>
          </table:table-cell>
          <table:table-cell table:style-name="ce5" table:formula="of:=IF(ISERROR([.B97]);IF(ISERROR([.C97]);ORG.OPENOFFICE.ERRORTYPE([.B97])=ORG.OPENOFFICE.ERRORTYPE([.C97]);0);IF(ISERROR([.C97]);0;[.B97]=[.C97]))" office:value-type="boolean" office:boolean-value="true">
            <text:p>TRUE</text:p>
          </table:table-cell>
          <table:table-cell table:formula="of:#VALUE!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VAR([$Data.$A$1:$Data.$C$26];3;[$Data.$E$2:$Data.$E$5])" office:value-type="float" office:value="3200">
            <text:p>3200</text:p>
          </table:table-cell>
          <table:table-cell table:formula="of:=DVAR(['file:///home/kyoshida/ooo/ooo-test-files/calc/external-ref/function-db-extdata.ods'#$Data.$A$1:.$C$26];3;[$Data.$E$2:$Data.$E$5])" office:value-type="float" office:value="3200">
            <text:p>3200</text:p>
          </table:table-cell>
          <table:table-cell table:style-name="ce5" table:formula="of:=IF(ISERROR([.B100]);IF(ISERROR([.C100]);ORG.OPENOFFICE.ERRORTYPE([.B100])=ORG.OPENOFFICE.ERRORTYPE([.C100]);0);IF(ISERROR([.C100]);0;[.B100]=[.C100]))" office:value-type="boolean" office:boolean-value="true">
            <text:p>TRUE</text:p>
          </table:table-cell>
          <table:table-cell office:value-type="float" office:value="3200">
            <text:p>32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VAR([$Data.$A$1:$Data.$C$26];3;[$Data.$E$8:.$G$9])" office:value-type="float" office:value="420.333333333333">
            <text:p>420.33</text:p>
          </table:table-cell>
          <table:table-cell table:formula="of:=DVAR(['file:///home/kyoshida/ooo/ooo-test-files/calc/external-ref/function-db-extdata.ods'#$Data.$A$1:.$C$26];3;[$Data.$E$8:.$G$9])" office:value-type="float" office:value="420.333333333333">
            <text:p>420.33</text:p>
          </table:table-cell>
          <table:table-cell table:style-name="ce5" table:formula="of:=IF(ISERROR([.B101]);IF(ISERROR([.C101]);ORG.OPENOFFICE.ERRORTYPE([.B101])=ORG.OPENOFFICE.ERRORTYPE([.C101]);0);IF(ISERROR([.C101]);0;[.B101]=[.C101]))" office:value-type="boolean" office:boolean-value="true">
            <text:p>TRUE</text:p>
          </table:table-cell>
          <table:table-cell office:value-type="float" office:value="420.333333333333">
            <text:p>420.3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VAR([$Data.$A$1:$Data.$C$26];3;[$Data.$E$12:.$G$15])" office:value-type="float" office:value="108">
            <text:p>108</text:p>
          </table:table-cell>
          <table:table-cell table:formula="of:=DVAR(['file:///home/kyoshida/ooo/ooo-test-files/calc/external-ref/function-db-extdata.ods'#$Data.$A$1:.$C$26];3;[$Data.$E$12:.$G$15])" office:value-type="float" office:value="108">
            <text:p>108</text:p>
          </table:table-cell>
          <table:table-cell table:style-name="ce5" table:formula="of:=IF(ISERROR([.B102]);IF(ISERROR([.C102]);ORG.OPENOFFICE.ERRORTYPE([.B102])=ORG.OPENOFFICE.ERRORTYPE([.C102]);0);IF(ISERROR([.C102]);0;[.B102]=[.C102]))" office:value-type="boolean" office:boolean-value="true">
            <text:p>TRUE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VAR([$Data.$A$1:$Data.$C$26];3;[$Data.$E$18:.$E$20])" office:value-type="float" office:value="-0">
            <text:p>0</text:p>
          </table:table-cell>
          <table:table-cell table:formula="of:=DVAR(['file:///home/kyoshida/ooo/ooo-test-files/calc/external-ref/function-db-extdata.ods'#$Data.$A$1:.$C$26];3;[$Data.$E$18:.$E$20])" office:value-type="float" office:value="-0">
            <text:p>0</text:p>
          </table:table-cell>
          <table:table-cell table:style-name="ce5" table:formula="of:=IF(ISERROR([.B103]);IF(ISERROR([.C103]);ORG.OPENOFFICE.ERRORTYPE([.B103])=ORG.OPENOFFICE.ERRORTYPE([.C103]);0);IF(ISERROR([.C103]);0;[.B103]=[.C103]))" office:value-type="boolean" office:boolean-value="true">
            <text:p>TRUE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VAR([$Data.$A$1:$Data.$C$26];&quot;Name&quot;;[$Data.$E$23:.$F$25])" office:value-type="float" office:value="-0">
            <text:p>0</text:p>
          </table:table-cell>
          <table:table-cell table:formula="of:=DVAR(['file:///home/kyoshida/ooo/ooo-test-files/calc/external-ref/function-db-extdata.ods'#$Data.$A$1:.$C$26];&quot;Name&quot;;[$Data.$E$23:.$F$25])" office:value-type="float" office:value="-0">
            <text:p>0</text:p>
          </table:table-cell>
          <table:table-cell table:style-name="ce5" table:formula="of:=IF(ISERROR([.B104]);IF(ISERROR([.C104]);ORG.OPENOFFICE.ERRORTYPE([.B104])=ORG.OPENOFFICE.ERRORTYPE([.C104]);0);IF(ISERROR([.C104]);0;[.B104]=[.C104]))" office:value-type="boolean" office:boolean-value="true">
            <text:p>TRUE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VAR([$Data.$A$1:$Data.$C$26];&quot;Name&quot;;[$Data.$E$27:.$F$28])" office:value-type="float" office:value="-0">
            <text:p>0</text:p>
          </table:table-cell>
          <table:table-cell table:formula="of:=DVAR(['file:///home/kyoshida/ooo/ooo-test-files/calc/external-ref/function-db-extdata.ods'#$Data.$A$1:.$C$26];&quot;Name&quot;;[$Data.$E$27:.$F$28])" office:value-type="float" office:value="-0">
            <text:p>0</text:p>
          </table:table-cell>
          <table:table-cell table:style-name="ce5" table:formula="of:=IF(ISERROR([.B105]);IF(ISERROR([.C105]);ORG.OPENOFFICE.ERRORTYPE([.B105])=ORG.OPENOFFICE.ERRORTYPE([.C105]);0);IF(ISERROR([.C105]);0;[.B105]=[.C105]))" office:value-type="boolean" office:boolean-value="true">
            <text:p>TRUE</text:p>
          </table:table-cell>
          <table:table-cell office:value-type="float" office:value="-0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VARP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DVARP([$Data.$A$1:$Data.$C$26];3;[$Data.$E$2:$Data.$E$5])" office:value-type="float" office:value="1600">
            <text:p>1600</text:p>
          </table:table-cell>
          <table:table-cell table:formula="of:=DVARP(['file:///home/kyoshida/ooo/ooo-test-files/calc/external-ref/function-db-extdata.ods'#$Data.$A$1:.$C$26];3;[$Data.$E$2:$Data.$E$5])" office:value-type="float" office:value="1600">
            <text:p>1600</text:p>
          </table:table-cell>
          <table:table-cell table:style-name="ce5" table:formula="of:=IF(ISERROR([.B108]);IF(ISERROR([.C108]);ORG.OPENOFFICE.ERRORTYPE([.B108])=ORG.OPENOFFICE.ERRORTYPE([.C108]);0);IF(ISERROR([.C108]);0;[.B108]=[.C108]))" office:value-type="boolean" office:boolean-value="true">
            <text:p>TRUE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DVARP([$Data.$A$1:$Data.$C$26];3;[$Data.$E$8:.$G$9])" office:value-type="float" office:value="280.222222222222">
            <text:p>280.22</text:p>
          </table:table-cell>
          <table:table-cell table:formula="of:=DVARP(['file:///home/kyoshida/ooo/ooo-test-files/calc/external-ref/function-db-extdata.ods'#$Data.$A$1:.$C$26];3;[$Data.$E$8:.$G$9])" office:value-type="float" office:value="280.222222222222">
            <text:p>280.22</text:p>
          </table:table-cell>
          <table:table-cell table:style-name="ce5" table:formula="of:=IF(ISERROR([.B109]);IF(ISERROR([.C109]);ORG.OPENOFFICE.ERRORTYPE([.B109])=ORG.OPENOFFICE.ERRORTYPE([.C109]);0);IF(ISERROR([.C109]);0;[.B109]=[.C109]))" office:value-type="boolean" office:boolean-value="true">
            <text:p>TRUE</text:p>
          </table:table-cell>
          <table:table-cell office:value-type="float" office:value="280.222222222222">
            <text:p>280.2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DVARP([$Data.$A$1:$Data.$C$26];3;[$Data.$E$12:.$G$15])" office:value-type="float" office:value="72">
            <text:p>72</text:p>
          </table:table-cell>
          <table:table-cell table:formula="of:=DVARP(['file:///home/kyoshida/ooo/ooo-test-files/calc/external-ref/function-db-extdata.ods'#$Data.$A$1:.$C$26];3;[$Data.$E$12:.$G$15])" office:value-type="float" office:value="72">
            <text:p>72</text:p>
          </table:table-cell>
          <table:table-cell table:style-name="ce5" table:formula="of:=IF(ISERROR([.B110]);IF(ISERROR([.C110]);ORG.OPENOFFICE.ERRORTYPE([.B110])=ORG.OPENOFFICE.ERRORTYPE([.C110]);0);IF(ISERROR([.C110]);0;[.B110]=[.C110]))" office:value-type="boolean" office:boolean-value="true">
            <text:p>TRUE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DVARP([$Data.$A$1:$Data.$C$26];3;[$Data.$E$18:.$E$20])" office:value-type="float" office:value="0">
            <text:p>#VALUE!</text:p>
          </table:table-cell>
          <table:table-cell table:formula="of:=DVARP(['file:///home/kyoshida/ooo/ooo-test-files/calc/external-ref/function-db-extdata.ods'#$Data.$A$1:.$C$26];3;[$Data.$E$18:.$E$20])" office:value-type="float" office:value="0">
            <text:p>#VALUE!</text:p>
          </table:table-cell>
          <table:table-cell table:style-name="ce5" table:formula="of:=IF(ISERROR([.B111]);IF(ISERROR([.C111]);ORG.OPENOFFICE.ERRORTYPE([.B111])=ORG.OPENOFFICE.ERRORTYPE([.C111]);0);IF(ISERROR([.C111]);0;[.B111]=[.C111]))" office:value-type="boolean" office:boolean-value="true">
            <text:p>TRUE</text:p>
          </table:table-cell>
          <table:table-cell table:formula="of:#VALUE!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DVARP([$Data.$A$1:$Data.$C$26];&quot;Name&quot;;[$Data.$E$23:.$F$25])" office:value-type="float" office:value="0">
            <text:p>#VALUE!</text:p>
          </table:table-cell>
          <table:table-cell table:formula="of:=DVARP(['file:///home/kyoshida/ooo/ooo-test-files/calc/external-ref/function-db-extdata.ods'#$Data.$A$1:.$C$26];&quot;Name&quot;;[$Data.$E$23:.$F$25])" office:value-type="float" office:value="0">
            <text:p>#VALUE!</text:p>
          </table:table-cell>
          <table:table-cell table:style-name="ce5" table:formula="of:=IF(ISERROR([.B112]);IF(ISERROR([.C112]);ORG.OPENOFFICE.ERRORTYPE([.B112])=ORG.OPENOFFICE.ERRORTYPE([.C112]);0);IF(ISERROR([.C112]);0;[.B112]=[.C112]))" office:value-type="boolean" office:boolean-value="true">
            <text:p>TRUE</text:p>
          </table:table-cell>
          <table:table-cell table:formula="of:#VALUE!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DVARP([$Data.$A$1:$Data.$C$26];&quot;Name&quot;;[$Data.$E$27:.$F$28])" office:value-type="float" office:value="0">
            <text:p>#VALUE!</text:p>
          </table:table-cell>
          <table:table-cell table:formula="of:=DVARP(['file:///home/kyoshida/ooo/ooo-test-files/calc/external-ref/function-db-extdata.ods'#$Data.$A$1:.$C$26];&quot;Name&quot;;[$Data.$E$27:.$F$28])" office:value-type="float" office:value="0">
            <text:p>#VALUE!</text:p>
          </table:table-cell>
          <table:table-cell table:style-name="ce5" table:formula="of:=IF(ISERROR([.B113]);IF(ISERROR([.C113]);ORG.OPENOFFICE.ERRORTYPE([.B113])=ORG.OPENOFFICE.ERRORTYPE([.C113]);0);IF(ISERROR([.C113]);0;[.B113]=[.C113]))" office:value-type="boolean" office:boolean-value="true">
            <text:p>TRUE</text:p>
          </table:table-cell>
          <table:table-cell table:formula="of:#VALUE!" office:value-type="float" office:value="0">
            <text:p>#VALUE!</text:p>
          </table:table-cell>
          <table:table-cell table:number-columns-repeated="2"/>
        </table:table-row>
        <table:table-row table:style-name="ro1" table:number-rows-repeated="654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lcResul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Database</text:p>
          </table:table-cell>
          <table:table-cell table:number-columns-repeated="4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office:value-type="string">
            <text:p>Andy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etty 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Charles 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Daniel 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00">
            <text:p>12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Eva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0">
            <text:p>65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Frank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Greta 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arry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00">
            <text:p>12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rene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Filter</text:p>
          </table:table-cell>
          <table:table-cell table:number-columns-repeated="4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table:number-columns-repeated="3"/>
          <table:table-cell office:value-type="string">
            <text:p>&gt;600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ame </text:p>
          </table:table-cell>
          <table:table-cell office:value-type="string">
            <text:p>Grade </text:p>
          </table:table-cell>
          <table:table-cell office:value-type="string">
            <text:p>Age </text:p>
          </table:table-cell>
          <table:table-cell office:value-type="string">
            <text:p>Distance to School </text:p>
          </table:table-cell>
          <table:table-cell office:value-type="string">
            <text:p>Weight </text:p>
          </table:table-cell>
        </table:table-row>
        <table:table-row table:style-name="ro1">
          <table:table-cell table:number-columns-repeated="3"/>
          <table:table-cell table:formula="of:=CONCATENATE(&quot;&gt;&quot;;&quot;600&quot;)" office:value-type="string" office:string-value="&gt;600">
            <text:p>&gt;6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Function</text:p>
          </table:table-cell>
          <table:table-cell table:style-name="ce2" office:value-type="string">
            <text:p>Formula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Check</text:p>
          </table:table-cell>
          <table:table-cell/>
        </table:table-row>
        <table:table-row table:style-name="ro1">
          <table:table-cell office:value-type="string">
            <text:p>DCOUNT </text:p>
          </table:table-cell>
          <table:table-cell table:formula="of:=DCOUNT([.$A$2:.$E$11];0;[.$A$14:.$E$15])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8" table:formula="of:=[.B21]=[.C21]" office:value-type="boolean" office:boolean-value="true">
            <text:p>TRUE</text:p>
          </table:table-cell>
          <table:table-cell/>
        </table:table-row>
        <table:table-row table:style-name="ro1">
          <table:table-cell office:value-type="string">
            <text:p>DCOUNT </text:p>
          </table:table-cell>
          <table:table-cell table:formula="of:=DCOUNT([.$A$2:.$E$11];6;[.$A$14:.$E$15])" office:value-type="float" office:value="0">
            <text:p>#VALUE!</text:p>
          </table:table-cell>
          <table:table-cell table:style-name="ce7" office:value-type="string">
            <text:p>#VALUE!</text:p>
          </table:table-cell>
          <table:table-cell table:style-name="ce8" table:formula="of:=ORG.OPENOFFICE.ERRORTYPE([.B22])=519" office:value-type="boolean" office:boolean-value="true">
            <text:p>TRUE</text:p>
          </table:table-cell>
          <table:table-cell/>
        </table:table-row>
        <table:table-row table:style-name="ro1">
          <table:table-cell office:value-type="string">
            <text:p>DCOUNT </text:p>
          </table:table-cell>
          <table:table-cell table:formula="of:=DCOUNT([.$A$2:.$E$11];0;[.$A$17:.$E$18])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8" table:formula="of:=[.B23]=[.C23]" office:value-type="boolean" office:boolean-value="true">
            <text:p>TRUE</text:p>
          </table:table-cell>
          <table:table-cell/>
        </table:table-row>
      </table:table>
      <table:table table:name="'file:///home/kyoshida/ooo/ooo-test-files/calc/external-ref/function-db-extdata.ods'#Data" table:print="false" table:style-name="ta_extref">
        <table:table-source xlink:href="../function-db-extdata.ods" table:table-name="Data" table:filter-name="calc8" table:mode="copy-results-only"/>
        <table:table-row>
          <table:table-cell table:style-name="ce3" office:value-type="string">
            <text:p>Name</text:p>
          </table:table-cell>
          <table:table-cell table:style-name="ce3" office:value-type="string">
            <text:p>Age</text:p>
          </table:table-cell>
          <table:table-cell table:style-name="ce3" office:value-type="string">
            <text:p>Score</text:p>
          </table:table-cell>
        </table:table-row>
        <table:table-row>
          <table:table-cell table:style-name="ce3" office:value-type="string">
            <text:p>A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97">
            <text:p>97</text:p>
          </table:table-cell>
          <table:table-cell/>
          <table:table-cell table:style-name="ce3" office:value-type="string">
            <text:p>Name</text:p>
          </table:table-cell>
        </table:table-row>
        <table:table-row>
          <table:table-cell table:style-name="ce3" office:value-type="string">
            <text:p>B</text:p>
          </table:table-cell>
          <table:table-cell table:style-name="ce3" office:value-type="float" office:value="3">
            <text:p>3</text:p>
          </table:table-cell>
          <table:table-cell table:number-columns-repeated="2"/>
          <table:table-cell table:style-name="ce3" office:value-type="string">
            <text:p>A</text:p>
          </table:table-cell>
        </table:table-row>
        <table:table-row>
          <table:table-cell table:style-name="ce3" office:value-type="string">
            <text:p>C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7">
            <text:p>17</text:p>
          </table:table-cell>
          <table:table-cell/>
          <table:table-cell table:style-name="ce3" office:value-type="string">
            <text:p>B</text:p>
          </table:table-cell>
        </table:table-row>
        <table:table-row>
          <table:table-cell table:style-name="ce3" office:value-type="string">
            <text:p>D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fail</text:p>
          </table:table-cell>
          <table:table-cell/>
          <table:table-cell table:style-name="ce3" office:value-type="string">
            <text:p>C</text:p>
          </table:table-cell>
        </table:table-row>
        <table:table-row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97">
            <text:p>97</text:p>
          </table:table-cell>
        </table:table-row>
        <table:table-row>
          <table:table-cell table:style-name="ce3" office:value-type="string">
            <text:p>F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72">
            <text:p>72</text:p>
          </table:table-cell>
        </table:table-row>
        <table:table-row>
          <table:table-cell table:style-name="ce3" office:value-type="string">
            <text:p>G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94">
            <text:p>94</text:p>
          </table:table-cell>
          <table:table-cell/>
          <table:table-cell table:style-name="ce3" office:value-type="string">
            <text:p>Age</text:p>
          </table:table-cell>
          <table:table-cell table:style-name="ce3" office:value-type="string">
            <text:p>Age</text:p>
          </table:table-cell>
          <table:table-cell table:style-name="ce3" office:value-type="string">
            <text:p>Score</text:p>
          </table:table-cell>
        </table:table-row>
        <table:table-row>
          <table:table-cell table:style-name="ce3" office:value-type="string">
            <text:p>H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56">
            <text:p>56</text:p>
          </table:table-cell>
          <table:table-cell/>
          <table:table-cell table:style-name="ce3" office:value-type="string">
            <text:p>&gt;=10</text:p>
          </table:table-cell>
          <table:table-cell table:style-name="ce3" office:value-type="string">
            <text:p>&lt;=30</text:p>
          </table:table-cell>
          <table:table-cell table:style-name="ce3" office:value-type="string">
            <text:p>&gt;=50</text:p>
          </table:table-cell>
        </table:table-row>
        <table:table-row>
          <table:table-cell table:style-name="ce3" office:value-type="string">
            <text:p>I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75">
            <text:p>75</text:p>
          </table:table-cell>
        </table:table-row>
        <table:table-row>
          <table:table-cell table:style-name="ce3" office:value-type="string">
            <text:p>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il</text:p>
          </table:table-cell>
        </table:table-row>
        <table:table-row>
          <table:table-cell table:style-name="ce3" office:value-type="string">
            <text:p>K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97">
            <text:p>97</text:p>
          </table:table-cell>
          <table:table-cell/>
          <table:table-cell table:style-name="ce3" office:value-type="string">
            <text:p>Name</text:p>
          </table:table-cell>
          <table:table-cell table:style-name="ce3" office:value-type="string">
            <text:p>Age</text:p>
          </table:table-cell>
          <table:table-cell table:style-name="ce3" office:value-type="string">
            <text:p>Score</text:p>
          </table:table-cell>
        </table:table-row>
        <table:table-row>
          <table:table-cell table:style-name="ce3" office:value-type="string">
            <text:p>L</text:p>
          </table:table-cell>
          <table:table-cell table:style-name="ce3" office:value-type="float" office:value="28">
            <text:p>28</text:p>
          </table:table-cell>
          <table:table-cell table:number-columns-repeated="2"/>
          <table:table-cell table:style-name="ce3" office:value-type="string">
            <text:p>&gt;T</text:p>
          </table:table-cell>
          <table:table-cell table:style-name="ce3" office:value-type="string">
            <text:p>&gt;=10</text:p>
          </table:table-cell>
          <table:table-cell table:style-name="ce3" office:value-type="string">
            <text:p>&lt;=50</text:p>
          </table:table-cell>
        </table:table-row>
        <table:table-row>
          <table:table-cell table:style-name="ce3" office:value-type="string">
            <text:p>M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9">
            <text:p>19</text:p>
          </table:table-cell>
          <table:table-cell/>
          <table:table-cell table:style-name="ce3" office:value-type="string">
            <text:p>&lt;D</text:p>
          </table:table-cell>
          <table:table-cell table:style-name="ce3" office:value-type="string">
            <text:p>&lt;=40</text:p>
          </table:table-cell>
        </table:table-row>
        <table:table-row>
          <table:table-cell table:style-name="ce3" office:value-type="string">
            <text:p>O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99">
            <text:p>99</text:p>
          </table:table-cell>
          <table:table-cell/>
          <table:table-cell table:style-name="ce3" office:value-type="string">
            <text:p>L</text:p>
          </table:table-cell>
        </table:table-row>
        <table:table-row>
          <table:table-cell table:style-name="ce3" office:value-type="string">
            <text:p>P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2">
            <text:p>82</text:p>
          </table:table-cell>
        </table:table-row>
        <table:table-row>
          <table:table-cell table:style-name="ce3" office:value-type="string">
            <text:p>Q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fail</text:p>
          </table:table-cell>
        </table:table-row>
        <table:table-row>
          <table:table-cell table:style-name="ce3" office:value-type="string">
            <text:p>R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8">
            <text:p>48</text:p>
          </table:table-cell>
          <table:table-cell/>
          <table:table-cell table:style-name="ce3" office:value-type="string">
            <text:p>Name</text:p>
          </table:table-cell>
        </table:table-row>
        <table:table-row>
          <table:table-cell table:style-name="ce3" office:value-type="string">
            <text:p>S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14">
            <text:p>14</text:p>
          </table:table-cell>
          <table:table-cell/>
          <table:table-cell table:style-name="ce3" office:value-type="string">
            <text:p>D</text:p>
          </table:table-cell>
        </table:table-row>
        <table:table-row>
          <table:table-cell table:style-name="ce3" office:value-type="string">
            <text:p>T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0">
            <text:p>30</text:p>
          </table:table-cell>
          <table:table-cell/>
          <table:table-cell table:style-name="ce3" office:value-type="string">
            <text:p>Q</text:p>
          </table:table-cell>
        </table:table-row>
        <table:table-row>
          <table:table-cell table:style-name="ce3" office:value-type="string">
            <text:p>U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56">
            <text:p>56</text:p>
          </table:table-cell>
        </table:table-row>
        <table:table-row>
          <table:table-cell table:style-name="ce3" office:value-type="string">
            <text:p>V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76">
            <text:p>76</text:p>
          </table:table-cell>
        </table:table-row>
        <table:table-row>
          <table:table-cell table:style-name="ce3" office:value-type="string">
            <text:p>W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35">
            <text:p>35</text:p>
          </table:table-cell>
        </table:table-row>
        <table:table-row>
          <table:table-cell table:style-name="ce3" office:value-type="string">
            <text:p>X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2">
            <text:p>22</text:p>
          </table:table-cell>
        </table:table-row>
        <table:table-row>
          <table:table-cell table:style-name="ce3" office:value-type="string">
            <text:p>Y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83">
            <text:p>83</text:p>
          </table:table-cell>
        </table:table-row>
        <table:table-row>
          <table:table-cell table:style-name="ce3" office:value-type="string">
            <text:p>Z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ja" style:country-asian="JP" style:font-name-complex="Arial1" style:language-complex="zxx" style:country-complex="none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ttention" style:family="table-cell" style:parent-style-name="Default" style:data-style-name="N99">
      <style:table-cell-properties fo:background-color="#cccccd"/>
      <style:text-properties fo:color="#ff0000" fo:font-style="italic" fo:font-weight="bold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08/12/2010</text:date>, <text:time>16:3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3T18:21:07</meta:creation-date>
    <dc:date>2010-08-12T16:32:22</dc:date>
    <meta:editing-duration>PT05H42M06S</meta:editing-duration>
    <meta:editing-cycles>98</meta:editing-cycles>
    <meta:generator>OpenOffice.org/3.2$Linux OpenOffice.org_project/320m19$Build-9505</meta:generator>
    <dc:creator>Kohei Yoshida</dc:creator>
    <meta:document-statistic meta:table-count="3" meta:cell-count="629" meta:object-count="0"/>
  </office:meta>
</office:document-meta>
</file>